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fo:font-size="20pt" fo:font-weight="bold" style:font-size-asian="20pt" style:font-weight-asian="bold" style:font-size-complex="20pt"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1pt" style:font-size-asian="11pt" style:font-size-complex="11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nouveaux réseaux :</text:p>
      <text:p text:style-name="P1"><text:s/>La fibre optique : </text:p>
      <text:p text:style-name="Standard">La France est actuellement <text:s/>encore majoritairement câblé en Adsl2+ même si la fibre a commencée à bien s’installer sur notre territoire (surtout dans les grandes villes). Mais que nous apporte donc de plus la fibre optique par rapport à l’ADSL ?</text:p>
      <text:p text:style-name="Standard"/>
      <text:p text:style-name="P2">Mais tout d’abord, qu’est-ce que la fibre optique ? </text:p>
      <text:p text:style-name="Standard"><text:tab/>La fibre optique est un guide d’onde  (la lumière), constitué d’une gaine de verre ou de plastique très fine ainsi que d’un cœur. Ensuite la lumière se propage selon le principe de réfraction de la lumière, la lumière rentre de façon à ce que la lumière se réfléchisse en zig zag jusqu'à l'extrémité de la fibre, elle se propage sans perte (même dans le cas de courbures de la fibre, les pertes sont très peu élevées). <text:s/></text:p>
      <text:p text:style-name="P2">Mais en quoi la transmission de la lumière dans la transmission de données dans le cadre d'internet ?</text:p>
      <text:p text:style-name="Standard"><text:tab/>Dans le cadre de la transmission de données , il est nécessaire qu'il y ait un récepteur et un émetteur, les données se propagent généralement sous forme de signaux électriques. Il va donc falloir traduire ces derniers sous forme de signaux lumineux. Pour cela l'émetteur va utiliser un transpondeur optique par le biais d'une LED. <text:s/>A l'inverse le récepteur à lui besoin de faire l'inverse (Signaux optiques -&gt; Signal électrique), il utilisera pour cela une photodiode. </text:p>
      <text:p text:style-name="P2">Avantages :</text:p>
      <text:p text:style-name="Standard"/>
      <text:p text:style-name="Standard"><text:tab/>.Débit : jusqu'à 100 Mo/s pour seulement 22 Mo/s pour l'adsl2+</text:p>
      <text:p text:style-name="Standard"><text:tab/>.Débit plus stable même à grande distance du nœud </text:p>
      <text:p text:style-name="Standard"><text:tab/>.Évolutive  (jusqu'à 1Go/s <text:s/>en Corée du sud et possibilités d'aller plus loin).</text:p>
      <text:p text:style-name="Standard"><text:tab/>.Insensible à la corrosion.</text:p>
      <text:p text:style-name="Standard"><text:tab/>.Ne provoque pas de perturbations <text:s/>et n'en subit pas.</text:p>
      <text:p text:style-name="Standard"><text:tab/></text:p>
      <text:p text:style-name="P2">Inconvénients :</text:p>
      <text:p text:style-name="Standard"/>
      <text:p text:style-name="Standard"><text:tab/>.Son coût de déploiement ainsi que les lourds investissements nécessaire de la part des <text:tab/>opérateurs (estimation entre 15 et 25 milliards d'euros).</text:p>
      <text:p text:style-name="Standard"><text:soft-page-break/></text:p>
      <text:p text:style-name="P1">La 4G :</text:p>
      <text:p text:style-name="P1">Son fonctionnement :</text:p>
      <text:p text:style-name="P5">. La 4G c'est la 4<text:span text:style-name="T1">ème <text:s/></text:span><text:span text:style-name="T2">génération de réseau mobile.</text:span></text:p>
      <text:p text:style-name="P5"><text:span text:style-name="T2"><text:tab/>Tout d'abord l'</text:span><text:span text:style-name="T3">architecture </text:span><text:span text:style-name="T2">de ce nouveau réseau ressemble beaucoup plus à celle d'</text:span><text:span text:style-name="T3">internet</text:span><text:span text:style-name="T2"> qu'à celle de notre réseau téléphonique actuel (mobile comme fixe). En effet avec la 4G c'est le protocole </text:span><text:span text:style-name="T3">IP</text:span><text:span text:style-name="T2"> (« internet protocol ») qui est utilisé, c'est à dire que chaque </text:span><text:span text:style-name="T3">terminal</text:span><text:span text:style-name="T2"> (téléphone portable, tablette, ordinateur avec un adaptateur adéquat,...) possède une </text:span><text:span text:style-name="T3">adresse spécifique</text:span><text:span text:style-name="T2"> dans le réseau, de plus la transmission des données se fait par le biais de </text:span><text:span text:style-name="T3">paquets</text:span><text:span text:style-name="T2">. Contrairement au réseau téléphonique actuel qui est un </text:span><text:span text:style-name="T3">réseau téléphonique commuté</text:span><text:span text:style-name="T2">, un réseau où la liaison entre <text:s/>les terminaux sont fait à l'aide de </text:span><text:span text:style-name="T3">commutateurs</text:span><text:span text:style-name="T2">. </text:span></text:p>
      <text:p text:style-name="P5"><text:span text:style-name="T2"><text:tab/>La 4G est un </text:span><text:span text:style-name="T3">réseau hertzien</text:span><text:span text:style-name="T2"> c'est à dire qu'il utilise des</text:span><text:span text:style-name="T3"> ondes</text:span><text:span text:style-name="T2"> pour transmettre des données, cela à l'aide d'</text:span><text:span text:style-name="T3">antennes relais </text:span><text:span text:style-name="T2">spécifiques pouvant communiquer (recevoir ou émettre) <text:s/>avec les différents </text:span><text:span text:style-name="T3">terminaux</text:span><text:span text:style-name="T2"> grâce à ces ondes. <text:s/>Ce réseau utilise </text:span><text:span text:style-name="T3">deux plages </text:span><text:span text:style-name="T2">de fréquences, une à </text:span><text:span text:style-name="T3">800 Mhz</text:span><text:span text:style-name="T2"> permettant la transmission des ondes sur une</text:span><text:span text:style-name="T3"> longue distance sans beaucoup se dégrader</text:span><text:span text:style-name="T2">, ce qui permettrait de </text:span><text:span text:style-name="T3">couvrir le territoire avec un nombre minimal d'antennes</text:span><text:span text:style-name="T2">. L'autre plage est à </text:span><text:span text:style-name="T3">2,6 Ghz</text:span><text:span text:style-name="T2"> permettant certes de transmettre sur une </text:span><text:span text:style-name="T3">plus petite distance</text:span><text:span text:style-name="T2"> mais avec </text:span><text:span text:style-name="T3">plus grand débit</text:span><text:span text:style-name="T2">, cette plage est surtout utile dans</text:span><text:span text:style-name="T3"> les grandes villes</text:span><text:span text:style-name="T2"> car elle permet à </text:span><text:span text:style-name="T3">plus de personnes d'utiliser le réseau</text:span><text:span text:style-name="T2"> simultanément sans engendrer de problèmes sur ce dernier. De plus des rumeurs parlent d'un recyclage de l'ancienne plage du réseau 2G (1,8 Ghz)</text:span></text:p>
      <text:p text:style-name="P5"><text:span text:style-name="T2">Une des nouveautés de la 4G est le </text:span><text:span text:style-name="T3">multiplexage</text:span><text:span text:style-name="T2">, la transmission de plusieurs types d'information sur le même canal (pour chaque Mhz plus d'informations est donc transmise, ce qui a pour conséquence une grande </text:span><text:span text:style-name="T3">augmentation du débit</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JI</meta:initial-creator>
    <meta:editing-cycles>4</meta:editing-cycles>
    <meta:creation-date>2014-10-07T09:07:00</meta:creation-date>
    <dc:date>2014-10-26T17:40:46.72</dc:date>
    <meta:editing-duration>PT7H32M20S</meta:editing-duration>
    <meta:generator>OpenOffice.org/3.4$Win32 OpenOffice.org_project/340m1$Build-9590</meta:generator>
    <meta:document-statistic meta:table-count="0" meta:image-count="0" meta:object-count="0" meta:page-count="2" meta:paragraph-count="22" meta:word-count="584" meta:character-count="3556"/>
    <meta:user-defined meta:name="AppVersion">12.0000</meta:user-defined>
    <meta:user-defined meta:name="Company">CER France Ille-et-Vila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